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middle"/>
      <style:paragraph-properties fo:text-align="start" fo:margin-left="0cm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language="zxx" fo:country="none" fo:font-style="normal" style:text-underline-style="none" style:font-name-asian="Times New Roman" style:font-size-asian="6.80000019073486pt" style:font-name-complex="Times New Roman" style:font-size-complex="8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imes New Roman1" fo:font-size="8pt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text-outline="false" style:text-position="0% 100%" style:font-name="Times New Roman" fo:font-size="10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5"/>
        <table:table-column table:style-name="co1" table:default-cell-style-name="ce8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7" office:value-type="string">
            <text:p>Философствующие обыватели</text:p>
          </table:table-cell>
          <table:table-cell table:style-name="ce7" office:value-type="string">
            <text:p>Философствующие сексологи</text:p>
          </table:table-cell>
          <table:table-cell table:style-name="ce7" office:value-type="string">
            <text:p>Философствующие колдуны и ведьмы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разного </text:span><text:span text:style-name="T1">рода географии, </text:span><text:span text:style-name="T1">топология</text:span></text:p>
          </table:table-cell>
          <table:table-cell office:value-type="string">
            <text:p>Пространства, меняющиеся во времени <text:s text:c="11"/><text:span text:style-name="T5">меры, </text:span><text:span text:style-name="T5">единицы измерения</text:span></text:p>
          </table:table-cell>
          <table:table-cell office:value-type="string">
            <text:p>Материальные пространства <text:s text:c="2"/><text:span text:style-name="T2">размеры и форма </text:span><text:span text:style-name="T2">материальных </text:span><text:span text:style-name="T2">объектов,</text:span></text:p>
            <text:p><text:span text:style-name="T3">расстояния между </text:span><text:span text:style-name="T3">материальными </text:span><text:span text:style-name="T3">объектами</text:span><text:span text:style-name="T6">, </text:span></text:p>
          </table:table-cell>
          <table:table-cell office:value-type="string">
            <text:p>Бытовые пространства <text:s text:c="2"/><text:span text:style-name="T2">пространство быта </text:span><text:span text:style-name="T2">и бытовых </text:span><text:span text:style-name="T2">отношений, его </text:span><text:span text:style-name="T2">размеры и формы </text:span></text:p>
          </table:table-cell>
          <table:table-cell office:value-type="string">
            <text:p>Сексуальные пространства <text:s/><text:span text:style-name="T2">пространство <text:s/></text:span><text:span text:style-name="T2">сексуальных </text:span><text:span text:style-name="T2">отношений, размеры </text:span><text:span text:style-name="T2">и форма сексуальных </text:span><text:span text:style-name="T2">объектов</text:span></text:p>
          </table:table-cell>
          <table:table-cell office:value-type="string">
            <text:p>Магические пространства <text:span text:style-name="T2">пространства, </text:span><text:span text:style-name="T2">наполненные </text:span><text:span text:style-name="T2">мистическим </text:span><text:span text:style-name="T2">смыслом, волшебные </text:span><text:span text:style-name="T2">пространства, </text:span><text:span text:style-name="T2">размеры и форма </text:span><text:span text:style-name="T2">магических объектов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</text:p>
          </table:table-cell>
          <table:table-cell table:style-name="ce3" office:value-type="string">
            <text:p>Философия времени <text:s/><text:span text:style-name="T1">хронология, </text:span><text:span text:style-name="T1">хронометрия, </text:span><text:span text:style-name="T1">естественная и </text:span><text:span text:style-name="T1">социальная истории</text:span></text:p>
          </table:table-cell>
          <table:table-cell office:value-type="string">
            <text:p>Материализованное время <text:s text:c="7"/><text:span text:style-name="T2">возраст </text:span><text:span text:style-name="T2">материальных </text:span><text:span text:style-name="T2">объектов, часы как </text:span><text:span text:style-name="T2">материализованное </text:span><text:span text:style-name="T2">время, </text:span></text:p>
            <text:p><text:span text:style-name="T3">Разметка времени </text:span><text:span text:style-name="T3">через изменение </text:span><text:span text:style-name="T3">материальных </text:span><text:span text:style-name="T3">объектов</text:span></text:p>
          </table:table-cell>
          <table:table-cell office:value-type="string">
            <text:p>Бытовое время <text:s text:c="2"/><text:span text:style-name="T2">утро, день вечер, </text:span><text:span text:style-name="T2">сегодня -завтра, </text:span><text:span text:style-name="T2">давно и вчера, на </text:span><text:span text:style-name="T2">той неделе и в </text:span><text:span text:style-name="T2">прошлом году. </text:span><text:span text:style-name="T2">Рабочее время и </text:span><text:span text:style-name="T2">время отдыха</text:span></text:p>
          </table:table-cell>
          <table:table-cell office:value-type="string">
            <text:p>Сексуальное время <text:span text:style-name="T2">время сексуальных </text:span><text:span text:style-name="T2">отношений </text:span></text:p>
          </table:table-cell>
          <table:table-cell office:value-type="string">
            <text:p>Магическое время <text:s/><text:span text:style-name="T8">в</text:span><text:span text:style-name="T3">ремя колдовства, </text:span><text:span text:style-name="T3">трансформированно</text:span><text:span text:style-name="T3">е время (будущее-</text:span><text:span text:style-name="T3">прошлое), </text:span><text:span text:style-name="T3">предсказания, </text:span><text:span text:style-name="T3">прозрения и видение </text:span><text:span text:style-name="T3">прошлог</text:span><text:span text:style-name="T9">о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</text:span><text:span text:style-name="T2">атмосфера, океаны, </text:span><text:span text:style-name="T2">острова, горы, </text:span><text:span text:style-name="T2">пустыни , рельеф, и </text:span><text:span text:style-name="T2">прочее. </text:span></text:p>
            <text:p><text:span text:style-name="T3">интерьер и </text:span><text:span text:style-name="T3">экстерьер,</text:span></text:p>
            <text:p><text:span text:style-name="T3">вещи в широком </text:span><text:span text:style-name="T3">смысле</text:span></text:p>
          </table:table-cell>
          <table:table-cell office:value-type="string">
            <text:p>Существующая во времени материальная реальность <text:span text:style-name="T2">изменяющиеся со </text:span><text:span text:style-name="T2">временем </text:span><text:span text:style-name="T2">материальные </text:span><text:span text:style-name="T2">реальности, </text:span><text:span text:style-name="T2">рождающиеся </text:span><text:span text:style-name="T2">материальные </text:span><text:span text:style-name="T2">реальности</text:span></text:p>
          </table:table-cell>
          <table:table-cell table:style-name="ce3" office:value-type="string">
            <text:p>Материалистическая философия <text:span text:style-name="T1">механика, физика, </text:span><text:span text:style-name="T1">химия, </text:span><text:span text:style-name="T1">материаловедение и </text:span><text:span text:style-name="T1">прочие</text:span></text:p>
          </table:table-cell>
          <table:table-cell office:value-type="string">
            <text:p>Бытовая материальная реальность <text:span text:style-name="T2">квартира, машина, </text:span><text:span text:style-name="T2">дача, мебель, </text:span><text:span text:style-name="T2">одежда-обувь, </text:span><text:span text:style-name="T2">отопление-</text:span><text:span text:style-name="T2">охлаждение, </text:span><text:span text:style-name="T2">водопровод, </text:span><text:span text:style-name="T2">канализация, связь, </text:span><text:span text:style-name="T2">всякие гизмы, </text:span><text:span text:style-name="T2">дивайсы, бытовой </text:span><text:span text:style-name="T2">инструмент и </text:span><text:span text:style-name="T2">приспособления</text:span></text:p>
          </table:table-cell>
          <table:table-cell office:value-type="string">
            <text:p>Сексуальная материальная реальность <text:span text:style-name="T2">сексуальные </text:span><text:span text:style-name="T2">приспособления, </text:span><text:span text:style-name="T2">вещи для секса</text:span></text:p>
          </table:table-cell>
          <table:table-cell office:value-type="string">
            <text:p>Мистическая материальная реальность <text:s text:c="5"/><text:span text:style-name="T2">вещи, </text:span><text:span text:style-name="T2">обладающие </text:span><text:span text:style-name="T2">магическими </text:span><text:span text:style-name="T2">свойствами, </text:span><text:span text:style-name="T2">амулеты и обереги и </text:span><text:span text:style-name="T2">пр.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ытовая реальность</text:p>
          </table:table-cell>
          <table:table-cell table:style-name="ce6" office:value-type="string">
            <text:p><text:span text:style-name="T4">Быт в пространстве </text:span><text:span text:style-name="T2">преодоление <text:s/></text:span><text:span text:style-name="T2">пространства в </text:span><text:span text:style-name="T2">быту — на работу и </text:span><text:span text:style-name="T2">с работы, домой и на </text:span><text:span text:style-name="T2">дачу, в гости и в </text:span><text:span text:style-name="T2">ресторан, в магазин </text:span><text:span text:style-name="T2">и пр., транспорт, </text:span><text:span text:style-name="T2">обустройство </text:span><text:span text:style-name="T2">пространства</text:span></text:p>
          </table:table-cell>
          <table:table-cell office:value-type="string">
            <text:p>Быт во времени <text:span text:style-name="T2">временные затраты </text:span><text:span text:style-name="T2">на работу, на отдых, </text:span><text:span text:style-name="T2">на развлечение, на </text:span><text:span text:style-name="T2">сон и прочее</text:span></text:p>
          </table:table-cell>
          <table:table-cell office:value-type="string">
            <text:p>Материализованный быт <text:s text:c="11"/><text:span text:style-name="T5">уровень </text:span><text:span text:style-name="T5">жизни и </text:span><text:span text:style-name="T5">потребления </text:span><text:span text:style-name="T5">материальных благ</text:span></text:p>
          </table:table-cell>
          <table:table-cell table:style-name="ce3" office:value-type="string">
            <text:p>Обывательская философия</text:p>
          </table:table-cell>
          <table:table-cell office:value-type="string">
            <text:p>Сексуальный быт <text:span text:style-name="T5">привычный и </text:span><text:span text:style-name="T5">экстремальный секс</text:span></text:p>
          </table:table-cell>
          <table:table-cell office:value-type="string">
            <text:p>Мистически-магический быт <text:s/><text:span text:style-name="T2">исполнение </text:span><text:span text:style-name="T2">магических обрядов </text:span><text:span text:style-name="T2">вроде «плюнь через </text:span><text:span text:style-name="T2">левое плечо», номера </text:span><text:span text:style-name="T2">на машины с </text:span><text:span text:style-name="T2">мистическими </text:span><text:span text:style-name="T2">наборами цифр и </text:span><text:span text:style-name="T2">прочее </text:span><text:span text:style-name="T2">отслеживание при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Сексуальная реальность</text:p>
          </table:table-cell>
          <table:table-cell office:value-type="string">
            <text:p>Секс в пространстве <text:span text:style-name="T5">пространственно </text:span><text:span text:style-name="T5">различающиеся </text:span><text:span text:style-name="T5">сексуальные </text:span><text:span text:style-name="T5">практики </text:span><text:span text:style-name="T5">(восточные, </text:span><text:span text:style-name="T5">западные <text:s/>пр)</text:span></text:p>
          </table:table-cell>
          <table:table-cell office:value-type="string">
            <text:p>Секс во времени <text:span text:style-name="T2">доисторический </text:span><text:span text:style-name="T2">секс, современный </text:span><text:span text:style-name="T2">секс, ситуативный </text:span><text:span text:style-name="T2">секс</text:span></text:p>
          </table:table-cell>
          <table:table-cell office:value-type="string">
            <text:p>Материализованная сексуальная реальность <text:span text:style-name="T5">сексапильность</text:span></text:p>
          </table:table-cell>
          <table:table-cell office:value-type="string">
            <text:p>Бытовой секс</text:p>
          </table:table-cell>
          <table:table-cell table:style-name="ce3" office:value-type="string">
            <text:p>Сексуальная философия <text:span text:style-name="T7">сексология</text:span></text:p>
          </table:table-cell>
          <table:table-cell office:value-type="string">
            <text:p>Мистифицированная сексуальная реальность <text:span text:style-name="T5">магический секс, </text:span><text:span text:style-name="T5">обрядовый секс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истическая реальность</text:p>
          </table:table-cell>
          <table:table-cell office:value-type="string">
            <text:p>Мистика и магия в пространстве <text:span text:style-name="T5">магическая </text:span><text:span text:style-name="T5">трансформация </text:span><text:span text:style-name="T5">пространства</text:span></text:p>
          </table:table-cell>
          <table:table-cell office:value-type="string">
            <text:p>Мистика и магия времени <text:span text:style-name="T5">воздействие </text:span><text:span text:style-name="T5">на время, </text:span><text:span text:style-name="T5">путешествия в </text:span><text:span text:style-name="T5">прошлое и будущее</text:span></text:p>
          </table:table-cell>
          <table:table-cell office:value-type="string">
            <text:p>Мистика и магия с материальной реальностью <text:span text:style-name="T4">трансмутации </text:span><text:span text:style-name="T4">элементов, </text:span><text:span text:style-name="T4">превращение одних </text:span><text:span text:style-name="T4">матери альных </text:span><text:span text:style-name="T4">реальностей <text:s/>в </text:span><text:span text:style-name="T4">другие, </text:span></text:p>
          </table:table-cell>
          <table:table-cell office:value-type="string">
            <text:p>Бытовая мистика и магия <text:s text:c="8"/><text:span text:style-name="T2">заговоры, </text:span><text:span text:style-name="T2">приметы, </text:span><text:span text:style-name="T2">магические запреты </text:span><text:span text:style-name="T2">на бытовые </text:span><text:span text:style-name="T2">действия</text:span></text:p>
          </table:table-cell>
          <table:table-cell office:value-type="string">
            <text:p>Сексуальная мистика и магия <text:span text:style-name="T2">привороты </text:span><text:span text:style-name="T2">— отвороты, </text:span><text:span text:style-name="T2">увеличение </text:span><text:span text:style-name="T2">-уменьшение </text:span><text:span text:style-name="T2">потенции,сексапильн</text:span><text:span text:style-name="T2">ости, любовные </text:span><text:span text:style-name="T2">заговоры</text:span></text:p>
          </table:table-cell>
          <table:table-cell table:style-name="ce3" office:value-type="string">
            <text:p>Философия мистики и магии</text:p>
          </table:table-cell>
          <table:table-cell table:number-columns-repeated="242"/>
        </table:table-row>
        <table:table-row table:style-name="ro1" table:number-rows-repeated="65528">
          <table:table-cell table:number-columns-repeated="249"/>
        </table:table-row>
        <table:table-row table:style-name="ro1"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1:45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33:37</meta:creation-date>
    <dc:creator>simon kordonsky</dc:creator>
    <dc:date>2009-08-23T11:45:53</dc:date>
    <dc:language>ru-RU</dc:language>
    <meta:editing-cycles>2</meta:editing-cycles>
    <meta:editing-duration>PT2M51S</meta:editing-duration>
    <meta:document-statistic meta:table-count="1" meta:cell-count="49" meta:object-count="0"/>
    <meta:user-defined meta:name="Info 1"/>
    <meta:user-defined meta:name="Info 2"/>
    <meta:user-defined meta:name="Info 3"/>
    <meta:user-defined meta:name="Info 4"/>
  </office:meta>
</office:document-meta>
</file>